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Comple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ve C</text:p>
          </table:table-cell>
          <table:table-cell office:value-type="string" calcext:value-type="string">
            <text:p>Recursive C</text:p>
          </table:table-cell>
          <table:table-cell office:value-type="string" calcext:value-type="string">
            <text:p>Dynamic Programming C</text:p>
          </table:table-cell>
          <table:table-cell office:value-type="string" calcext:value-type="string">
            <text:p>Iterative P</text:p>
          </table:table-cell>
          <table:table-cell office:value-type="string" calcext:value-type="string">
            <text:p>Recursive P</text:p>
          </table:table-cell>
          <table:table-cell office:value-type="string" calcext:value-type="string">
            <text:p>Dynamic Programming 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3201" calcext:value-type="float">
            <text:p>0.03201</text:p>
          </table:table-cell>
          <table:table-cell office:value-type="float" office:value="0.03229" calcext:value-type="float">
            <text:p>0.03229</text:p>
          </table:table-cell>
          <table:table-cell office:value-type="float" office:value="0.03206" calcext:value-type="float">
            <text:p>0.03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3192" calcext:value-type="float">
            <text:p>0.03192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03209" calcext:value-type="float">
            <text:p>0.0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3217" calcext:value-type="float">
            <text:p>0.03217</text:p>
          </table:table-cell>
          <table:table-cell office:value-type="float" office:value="0.03226" calcext:value-type="float">
            <text:p>0.03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3192" calcext:value-type="float">
            <text:p>0.03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189" calcext:value-type="float">
            <text:p>0.03189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3191" calcext:value-type="float">
            <text:p>0.03191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3223" calcext:value-type="float">
            <text:p>0.032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3211" calcext:value-type="float">
            <text:p>0.03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3224" calcext:value-type="float">
            <text:p>0.03224</text:p>
          </table:table-cell>
          <table:table-cell office:value-type="float" office:value="0.03225" calcext:value-type="float">
            <text:p>0.03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3196" calcext:value-type="float">
            <text:p>0.03196</text:p>
          </table:table-cell>
          <table:table-cell table:number-columns-repeated="2" office:value-type="float" office:value="0.03237" calcext:value-type="float">
            <text:p>0.03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3252" calcext:value-type="float">
            <text:p>0.03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3203" calcext:value-type="float">
            <text:p>0.03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3203" calcext:value-type="float">
            <text:p>0.03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03209" calcext:value-type="float">
            <text:p>0.03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3229" calcext:value-type="float">
            <text:p>0.0322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3217" calcext:value-type="float">
            <text:p>0.03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3202" calcext:value-type="float">
            <text:p>0.03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0.03206" calcext:value-type="float">
            <text:p>0.032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6423" calcext:value-type="float">
            <text:p>0.06423</text:p>
          </table:table-cell>
          <table:table-cell office:value-type="float" office:value="0.03282" calcext:value-type="float">
            <text:p>0.03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3229" calcext:value-type="float">
            <text:p>0.03229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3306" calcext:value-type="float">
            <text:p>0.03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3278" calcext:value-type="float">
            <text:p>0.032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1559" calcext:value-type="float">
            <text:p>0.015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3178" calcext:value-type="float">
            <text:p>0.03178</text:p>
          </table:table-cell>
          <table:table-cell office:value-type="float" office:value="0.03243" calcext:value-type="float">
            <text:p>0.032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6423" calcext:value-type="float">
            <text:p>0.06423</text:p>
          </table:table-cell>
          <table:table-cell office:value-type="float" office:value="0.06508" calcext:value-type="float">
            <text:p>0.065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03198" calcext:value-type="float">
            <text:p>0.03198</text:p>
          </table:table-cell>
          <table:table-cell office:value-type="float" office:value="0.03201" calcext:value-type="float">
            <text:p>0.032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3195" calcext:value-type="float">
            <text:p>0.031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0.03184" calcext:value-type="float">
            <text:p>0.03184</text:p>
          </table:table-cell>
          <table:table-cell office:value-type="float" office:value="0.03192" calcext:value-type="float">
            <text:p>0.03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3192" calcext:value-type="float">
            <text:p>0.03192</text:p>
          </table:table-cell>
          <table:table-cell office:value-type="float" office:value="0.03182" calcext:value-type="float">
            <text:p>0.03182</text:p>
          </table:table-cell>
          <table:table-cell office:value-type="float" office:value="0.03195" calcext:value-type="float">
            <text:p>0.031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3205" calcext:value-type="float">
            <text:p>0.03205</text:p>
          </table:table-cell>
          <table:table-cell table:number-columns-repeated="2" office:value-type="float" office:value="0.03196" calcext:value-type="float">
            <text:p>0.031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472" calcext:value-type="float">
            <text:p>0.064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3184" calcext:value-type="float">
            <text:p>0.03184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3238" calcext:value-type="float">
            <text:p>0.03238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193" calcext:value-type="float">
            <text:p>0.031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1562" calcext:value-type="float">
            <text:p>0.015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3197" calcext:value-type="float">
            <text:p>0.03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3229" calcext:value-type="float">
            <text:p>0.032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11442" calcext:value-type="float">
            <text:p>0.1144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3222" calcext:value-type="float">
            <text:p>0.03222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11428" calcext:value-type="float">
            <text:p>0.1142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6473" calcext:value-type="float">
            <text:p>0.06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16476" calcext:value-type="float">
            <text:p>0.16476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11421" calcext:value-type="float">
            <text:p>0.11421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26512" calcext:value-type="float">
            <text:p>0.26512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3222" calcext:value-type="float">
            <text:p>0.03222</text:p>
          </table:table-cell>
          <table:table-cell office:value-type="float" office:value="0.16448" calcext:value-type="float">
            <text:p>0.16448</text:p>
          </table:table-cell>
          <table:table-cell office:value-type="float" office:value="0.03186" calcext:value-type="float">
            <text:p>0.031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36528" calcext:value-type="float">
            <text:p>0.36528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3182" calcext:value-type="float">
            <text:p>0.03182</text:p>
          </table:table-cell>
          <table:table-cell office:value-type="float" office:value="0.26507" calcext:value-type="float">
            <text:p>0.26507</text:p>
          </table:table-cell>
          <table:table-cell office:value-type="float" office:value="0.03225" calcext:value-type="float">
            <text:p>0.03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0.41469" calcext:value-type="float">
            <text:p>0.41469</text:p>
          </table:table-cell>
          <table:table-cell office:value-type="float" office:value="0.03199" calcext:value-type="float">
            <text:p>0.031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6" calcext:value-type="float">
            <text:p>0.0016</text:p>
          </table:table-cell>
          <table:table-cell office:value-type="float" office:value="1.01766" calcext:value-type="float">
            <text:p>1.01766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03264" calcext:value-type="float">
            <text:p>0.032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1.51828" calcext:value-type="float">
            <text:p>1.5182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96648" calcext:value-type="float">
            <text:p>0.96648</text:p>
          </table:table-cell>
          <table:table-cell office:value-type="float" office:value="0.03243" calcext:value-type="float">
            <text:p>0.032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2.72021" calcext:value-type="float">
            <text:p>2.7202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3182" calcext:value-type="float">
            <text:p>0.03182</text:p>
          </table:table-cell>
          <table:table-cell office:value-type="float" office:value="1.4668" calcext:value-type="float">
            <text:p>1.4668</text:p>
          </table:table-cell>
          <table:table-cell office:value-type="float" office:value="0.03204" calcext:value-type="float">
            <text:p>0.032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4.07487" calcext:value-type="float">
            <text:p>4.0748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2.37157" calcext:value-type="float">
            <text:p>2.37157</text:p>
          </table:table-cell>
          <table:table-cell office:value-type="float" office:value="0.03199" calcext:value-type="float">
            <text:p>0.031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6.63745" calcext:value-type="float">
            <text:p>6.63745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3181" calcext:value-type="float">
            <text:p>0.03181</text:p>
          </table:table-cell>
          <table:table-cell office:value-type="float" office:value="3.82337" calcext:value-type="float">
            <text:p>3.82337</text:p>
          </table:table-cell>
          <table:table-cell office:value-type="float" office:value="0.03203" calcext:value-type="float">
            <text:p>0.032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9.99808" calcext:value-type="float">
            <text:p>9.99808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3257" calcext:value-type="float">
            <text:p>0.03257</text:p>
          </table:table-cell>
          <table:table-cell office:value-type="float" office:value="6.13506" calcext:value-type="float">
            <text:p>6.13506</text:p>
          </table:table-cell>
          <table:table-cell office:value-type="float" office:value="0.06497" calcext:value-type="float">
            <text:p>0.064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16.71619" calcext:value-type="float">
            <text:p>16.7161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9.84849" calcext:value-type="float">
            <text:p>9.84849</text:p>
          </table:table-cell>
          <table:table-cell office:value-type="float" office:value="0.03222" calcext:value-type="float">
            <text:p>0.032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26.6117" calcext:value-type="float">
            <text:p>26.611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16.0217" calcext:value-type="float">
            <text:p>16.0217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-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25.55001" calcext:value-type="float">
            <text:p>25.55001</text:p>
          </table:table-cell>
          <table:table-cell office:value-type="float" office:value="0.03211" calcext:value-type="float">
            <text:p>0.03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5" calcext:value-type="float">
            <text:p>0.00155</text:p>
          </table:table-cell>
          <table:table-cell office:value-type="string" calcext:value-type="string">
            <text:p>-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3235" calcext:value-type="float">
            <text:p>0.03235</text:p>
          </table:table-cell>
          <table:table-cell office:value-type="string" calcext:value-type="string">
            <text:p>-</text:p>
          </table:table-cell>
          <table:table-cell office:value-type="float" office:value="0.03186" calcext:value-type="float">
            <text:p>0.03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57" meta:object-count="0"/>
    <meta:generator>LibreOffice/7.5.3.2$Linux_X86_64 LibreOffice_project/50$Build-2</meta:generator>
  </office:meta>
</office:document-meta>
</file>